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9cm" draw:marker-end-width="0cm" draw:fill="none" draw:textarea-horizontal-align="justify" draw:textarea-vertical-align="middle" draw:auto-grow-height="false" fo:min-height="1.603cm" fo:min-width="1.353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1cm" svg:stroke-color="#000000" draw:marker-start-width="0.279cm" draw:marker-end="" draw:marker-end-width="0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Dot"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Dash"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 draw:shadow-offset-x="0.203cm" draw:shadow-offset-y="0.20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0" style:family="graphic" style:parent-style-name="objectwithoutfill">
      <style:graphic-properties draw:stroke="dash" draw:stroke-dash="Ultrafine_20_2_20_Dots_20_3_20_Dashes"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 draw:shadow-offset-x="0.203cm" draw:shadow-offset-y="0.2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102cm" svg:stroke-color="#000000" draw:marker-start-width="0.356cm" draw:marker-end-width="0.076cm" draw:fill="none" draw:textarea-horizontal-align="justify" draw:textarea-vertical-align="middle" draw:auto-grow-height="false" fo:min-height="1.553cm" fo:min-width="1.303cm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svg:stroke-color="#000000" draw:marker-start-width="0.356cm" draw:marker-end="" draw:marker-end-width="0.076cm" draw:fill="none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draw:stroke="dash" draw:stroke-dash="Dot" svg:stroke-width="0.102cm" draw:marker-start-width="0.356cm" draw:marker-end="Arrowheads_20_2" draw:marker-end-width="0.457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dash" draw:stroke-dash="Dash" svg:stroke-width="0.102cm" draw:marker-start-width="0.356cm" draw:marker-end="Arrowheads_20_2" draw:marker-end-width="0.457cm" draw:fill="none" draw:textarea-vertical-align="middle" fo:padding-top="0.175cm" fo:padding-bottom="0.175cm" fo:padding-left="0.3cm" fo:padding-right="0.3cm" draw:shadow-offset-x="0.203cm" draw:shadow-offset-y="0.203cm"/>
    </style:style>
    <style:style style:name="gr17" style:family="graphic" style:parent-style-name="objectwithoutfill">
      <style:graphic-properties svg:stroke-width="0.102cm" draw:marker-start-width="0.356cm" draw:marker-end="Arrowheads_20_2" draw:marker-end-width="0.457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dash" draw:stroke-dash="Ultrafine_20_2_20_Dots_20_3_20_Dashes" svg:stroke-width="0.102cm" draw:marker-start-width="0.356cm" draw:marker-end="Arrowheads_20_2" draw:marker-end-width="0.457cm" draw:fill="none" draw:textarea-vertical-align="middle" fo:padding-top="0.175cm" fo:padding-bottom="0.175cm" fo:padding-left="0.3cm" fo:padding-right="0.3cm" draw:shadow-offset-x="0.203cm" draw:shadow-offset-y="0.2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96cm"/>
      <style:paragraph-properties style:writing-mode="lr-tb"/>
    </style:style>
    <style:style style:name="gr20" style:family="graphic" style:parent-style-name="objectwithoutfill">
      <style:graphic-properties draw:stroke="solid" draw:stroke-dash="Long_20_Dash_20_Dot" svg:stroke-width="0.102cm" draw:marker-start-width="0.356cm" draw:marker-end="Arrowheads_20_2" draw:marker-end-width="0.457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draw:stroke="dash" draw:stroke-dash="Dot" svg:stroke-width="0.102cm" draw:marker-start-width="0.356cm" draw:marker-end="Arrowheads_20_2" draw:marker-end-width="0.457cm" draw:fill="none" draw:textarea-vertical-align="middle" fo:padding-top="0.175cm" fo:padding-bottom="0.175cm" fo:padding-left="0.3cm" fo:padding-right="0.3cm" draw:shadow-offset-x="0.203cm" draw:shadow-offset-y="0.2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552cm"/>
      <style:paragraph-properties style:writing-mode="lr-tb"/>
    </style:style>
    <style:style style:name="gr23" style:family="graphic" style:parent-style-name="objectwithoutfill">
      <style:graphic-properties draw:stroke="dash" draw:stroke-dash="Dash" svg:stroke-width="0.102cm" draw:marker-start-width="0.356cm" draw:marker-end="Arrowheads_20_2" draw:marker-end-width="0.457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051cm" draw:marker-start-width="0.279cm" draw:marker-end-width="0.279cm" draw:fill="solid" draw:fill-color="#dee6ef" draw:textarea-horizontal-align="justify" draw:textarea-vertical-align="middle" draw:auto-grow-height="false" fo:min-height="0.598cm" fo:min-width="0.348cm" fo:padding-top="0.15cm" fo:padding-bottom="0.15cm" fo:padding-left="0.275cm" fo:padding-right="0.275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6" style:family="graphic" style:parent-style-name="objectwithoutfill">
      <style:graphic-properties draw:stroke="solid" draw:stroke-dash="Long_20_Dash_20_Dot"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dash" draw:stroke-dash="Dot"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 draw:shadow-offset-x="0.203cm" draw:shadow-offset-y="0.2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4cm" fo:min-width="0.49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87cm"/>
      <style:paragraph-properties style:writing-mode="lr-tb"/>
    </style:style>
    <style:style style:name="gr30" style:family="graphic" style:parent-style-name="objectwithoutfill">
      <style:graphic-properties draw:stroke="dash" draw:stroke-dash="Dash"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fill="solid" draw:fill-color="#dee6ef" draw:textarea-horizontal-align="justify" draw:textarea-vertical-align="middle" draw:auto-grow-height="false" fo:min-height="0.648cm" fo:min-width="0.398cm"/>
      <style:paragraph-properties style:writing-mode="lr-tb"/>
    </style:style>
    <style:style style:name="gr32" style:family="graphic" style:parent-style-name="objectwithoutfill">
      <style:graphic-properties draw:stroke="dash" draw:stroke-dash="Dot" svg:stroke-width="0.051cm" draw:marker-start="Arrowheads_20_3" draw:marker-start-width="0.381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dash" draw:stroke-dash="Dash" svg:stroke-width="0.051cm" draw:marker-start="Arrowheads_20_4" draw:marker-start-width="0.381cm" draw:marker-end="Arrowheads_20_2" draw:marker-end-width="0.381cm" draw:fill="none" draw:textarea-vertical-align="middle" fo:padding-top="0.15cm" fo:padding-bottom="0.15cm" fo:padding-left="0.275cm" fo:padding-right="0.275cm" draw:shadow-offset-x="0.203cm" draw:shadow-offset-y="0.203cm"/>
    </style:style>
    <style:style style:name="gr34" style:family="graphic" style:parent-style-name="standard">
      <style:graphic-properties draw:fill="solid" draw:fill-color="#000000" draw:textarea-horizontal-align="justify" draw:textarea-vertical-align="middle" draw:auto-grow-height="false" fo:min-height="1.65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1.67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0pt" style:font-size-asian="18pt" style:font-size-complex="18pt"/>
    </style:style>
    <style:style style:name="P6" style:family="paragraph"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solid" draw:fill-color="#dee6ef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0" style:family="paragraph">
      <style:paragraph-properties fo:text-align="center" style:writing-mode="lr-tb"/>
      <style:text-properties fo:font-size="14pt" style:font-size-asian="18pt" style:font-size-complex="18pt"/>
    </style:style>
    <style:style style:name="P11" style:family="paragraph">
      <loext:graphic-properties draw:fill="solid" draw:fill-color="#dee6ef"/>
      <style:paragraph-properties fo:text-align="center" style:writing-mode="lr-tb"/>
      <style:text-properties fo:font-size="14pt" style:font-size-asian="18pt" style:font-size-complex="18pt"/>
    </style:style>
    <style:style style:name="P12" style:family="paragraph">
      <style:paragraph-properties style:writing-mode="lr-tb"/>
    </style:style>
    <style:style style:name="P13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style:font-name="Liberation Sans2" fo:font-size="18pt" style:font-name-asian="Liberation Sans2" style:font-size-asian="18pt" style:font-name-complex="Liberation Sans2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style:font-name="Liberation Sans2" fo:font-size="14pt" style:font-name-asian="Liberation Sans2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905cm" svg:height="1.905cm" svg:x="8.89cm" svg:y="5.0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89cm" svg:y1="5.08cm" svg:x2="10.795cm" svg:y2="6.985cm">
          <text:p/>
        </draw:line>
        <draw:line draw:style-name="gr3" draw:text-style-name="P1" draw:layer="layout" svg:x1="6.05cm" svg:y1="6.05cm" svg:x2="9.86cm" svg:y2="6.05cm">
          <text:p/>
        </draw:line>
        <draw:line draw:style-name="gr4" draw:text-style-name="P1" draw:layer="layout" svg:x1="9.837cm" svg:y1="6.05cm" svg:x2="13.647cm" svg:y2="6.05cm">
          <text:p/>
        </draw:line>
        <draw:line draw:style-name="gr5" draw:text-style-name="P1" draw:layer="layout" svg:x1="9.825cm" svg:y1="6.05cm" svg:x2="9.825cm" svg:y2="9.525cm">
          <text:p/>
        </draw:line>
        <draw:circle draw:style-name="gr6" draw:text-style-name="P2" draw:layer="layout" svg:width="1.27cm" svg:height="1.27cm" draw:transform="rotate (0.320267917740959) translate (13.031cm 5.612cm)" draw:kind="cut" draw:start-angle="236.69" draw:end-angle="86.47">
          <text:p/>
        </draw:circle>
        <draw:circle draw:style-name="gr6" draw:text-style-name="P2" draw:layer="layout" svg:width="1.27cm" svg:height="1.27cm" draw:transform="rotate (-1.24791041517595) translate (10.26cm 8.956cm)" draw:kind="cut" draw:start-angle="236.69" draw:end-angle="86.47">
          <text:p/>
        </draw:circle>
        <draw:frame draw:style-name="gr7" draw:text-style-name="P3" draw:layer="layout" svg:width="3.427cm" svg:height="0.962cm" svg:x="14.388cm" svg:y="5.488cm">
          <draw:text-box>
            <text:p>Detector 1</text:p>
          </draw:text-box>
        </draw:frame>
        <draw:frame draw:style-name="gr7" draw:text-style-name="P3" draw:layer="layout" svg:width="3.427cm" svg:height="0.962cm" svg:x="10.489cm" svg:y="9.488cm">
          <draw:text-box>
            <text:p>Detector 2</text:p>
          </draw:text-box>
        </draw:frame>
        <draw:frame draw:style-name="gr8" draw:text-style-name="P3" draw:layer="layout" svg:width="2.475cm" svg:height="3.019cm" svg:x="8.655cm" svg:y="2.84cm">
          <draw:text-box>
            <text:p>50-50</text:p>
            <text:p>Beam</text:p>
            <text:p>Splitter</text:p>
          </draw:text-box>
        </draw:frame>
        <draw:frame draw:style-name="gr9" draw:text-style-name="P3" draw:layer="layout" svg:width="3.072cm" svg:height="0.962cm" svg:x="5.18cm" svg:y="5.08cm">
          <draw:text-box>
            <text:p>Incoming</text:p>
          </draw:text-box>
        </draw:frame>
        <draw:g>
          <draw:g>
            <draw:custom-shape draw:style-name="gr1" draw:text-style-name="P1" draw:layer="layout" svg:width="1.905cm" svg:height="1.905cm" svg:x="22.195cm" svg:y="10.445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22.195cm" svg:y1="10.445cm" svg:x2="24.1cm" svg:y2="12.35cm">
              <text:p/>
            </draw:line>
          </draw:g>
          <draw:line draw:style-name="gr4" draw:text-style-name="P1" draw:layer="layout" svg:x1="23.138cm" svg:y1="11.451cm" svg:x2="26.948cm" svg:y2="11.451cm">
            <text:p/>
          </draw:line>
          <draw:line draw:style-name="gr5" draw:text-style-name="P1" draw:layer="layout" svg:x1="23.126cm" svg:y1="11.351cm" svg:x2="23.126cm" svg:y2="14.826cm">
            <text:p/>
          </draw:line>
          <draw:line draw:style-name="gr3" draw:text-style-name="P1" draw:layer="layout" svg:x1="19.337cm" svg:y1="11.451cm" svg:x2="23.147cm" svg:y2="11.451cm">
            <text:p/>
          </draw:line>
          <draw:line draw:style-name="gr10" draw:text-style-name="P1" draw:layer="layout" svg:x1="23.126cm" svg:y1="7.937cm" svg:x2="23.126cm" svg:y2="11.412cm">
            <text:p/>
          </draw:line>
          <draw:frame draw:style-name="gr11" draw:text-style-name="P3" draw:layer="layout" svg:width="0.853cm" svg:height="0.962cm" svg:x="22.707cm" svg:y="6.985cm">
            <draw:text-box>
              <text:p>0</text:p>
            </draw:text-box>
          </draw:frame>
          <draw:frame draw:style-name="gr11" draw:text-style-name="P3" draw:layer="layout" svg:width="0.853cm" svg:height="0.962cm" svg:x="18.369cm" svg:y="10.93cm">
            <draw:text-box>
              <text:p>1</text:p>
            </draw:text-box>
          </draw:frame>
          <draw:frame draw:style-name="gr11" draw:text-style-name="P3" draw:layer="layout" svg:width="0.853cm" svg:height="0.962cm" svg:x="22.707cm" svg:y="14.834cm">
            <draw:text-box>
              <text:p>2</text:p>
            </draw:text-box>
          </draw:frame>
          <draw:frame draw:style-name="gr11" draw:text-style-name="P3" draw:layer="layout" svg:width="0.853cm" svg:height="0.962cm" svg:x="26.925cm" svg:y="10.93cm">
            <draw:text-box>
              <text:p>3</text:p>
            </draw:text-box>
          </draw:fram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13" draw:text-style-name="P1" draw:layer="layout" svg:width="1.905cm" svg:height="1.905cm" svg:x="3.942cm" svg:y="3.539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3.942cm" svg:y1="3.539cm" svg:x2="5.847cm" svg:y2="5.444cm">
            <text:p/>
          </draw:line>
          <draw:line draw:style-name="gr15" draw:text-style-name="P1" draw:layer="layout" svg:x1="4.885cm" svg:y1="4.445cm" svg:x2="15.172cm" svg:y2="4.445cm">
            <text:p/>
          </draw:line>
          <draw:line draw:style-name="gr16" draw:text-style-name="P1" draw:layer="layout" svg:x1="4.873cm" svg:y1="4.445cm" svg:x2="4.873cm" svg:y2="11.43cm">
            <text:p/>
          </draw:line>
          <draw:line draw:style-name="gr17" draw:text-style-name="P1" draw:layer="layout" svg:x1="1.084cm" svg:y1="4.545cm" svg:x2="4.894cm" svg:y2="4.545cm">
            <text:p/>
          </draw:line>
          <draw:line draw:style-name="gr18" draw:text-style-name="P1" draw:layer="layout" svg:x1="4.873cm" svg:y1="1.031cm" svg:x2="4.873cm" svg:y2="4.506cm">
            <text:p/>
          </draw:line>
          <draw:frame draw:style-name="gr19" draw:text-style-name="P5" draw:layer="layout" svg:width="0.896cm" svg:height="1.038cm" svg:x="4.454cm" svg:y="0.079cm">
            <draw:text-box>
              <text:p><text:span text:style-name="T1">0</text:span></text:p>
            </draw:text-box>
          </draw:frame>
          <draw:frame draw:style-name="gr19" draw:text-style-name="P5" draw:layer="layout" svg:width="0.896cm" svg:height="1.038cm" svg:x="0.116cm" svg:y="4.024cm">
            <draw:text-box>
              <text:p><text:span text:style-name="T1">1</text:span></text:p>
            </draw:text-box>
          </draw:frame>
          <draw:frame draw:style-name="gr19" draw:text-style-name="P5" draw:layer="layout" svg:width="0.896cm" svg:height="1.038cm" svg:x="4.02cm" svg:y="5.644cm">
            <draw:text-box>
              <text:p><text:span text:style-name="T1">2</text:span></text:p>
            </draw:text-box>
          </draw:frame>
          <draw:frame draw:style-name="gr19" draw:text-style-name="P5" draw:layer="layout" svg:width="0.896cm" svg:height="1.038cm" svg:x="6.132cm" svg:y="3.483cm">
            <draw:text-box>
              <text:p><text:span text:style-name="T1">3</text:span></text:p>
            </draw:text-box>
          </draw:frame>
          <draw:custom-shape draw:style-name="gr13" draw:text-style-name="P1" draw:layer="layout" svg:width="1.905cm" svg:height="1.905cm" svg:x="14.297cm" svg:y="10.338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4.297cm" svg:y1="10.338cm" svg:x2="16.202cm" svg:y2="12.243cm">
            <text:p/>
          </draw:line>
          <draw:line draw:style-name="gr20" draw:text-style-name="P1" draw:layer="layout" svg:x1="15.24cm" svg:y1="11.344cm" svg:x2="19.05cm" svg:y2="11.344cm">
            <text:p/>
          </draw:line>
          <draw:line draw:style-name="gr18" draw:text-style-name="P1" draw:layer="layout" svg:x1="15.228cm" svg:y1="11.244cm" svg:x2="15.228cm" svg:y2="14.719cm">
            <text:p/>
          </draw:line>
          <draw:line draw:style-name="gr21" draw:text-style-name="P1" draw:layer="layout" svg:x1="15.245cm" svg:y1="4.445cm" svg:x2="15.245cm" svg:y2="11.246cm">
            <text:p/>
          </draw:line>
          <draw:frame draw:style-name="gr22" draw:text-style-name="P5" draw:layer="layout" svg:width="1.052cm" svg:height="1.038cm" svg:x="15.245cm" svg:y="9.19cm">
            <draw:text-box>
              <text:p><text:span text:style-name="T1">0’</text:span></text:p>
            </draw:text-box>
          </draw:frame>
          <draw:frame draw:style-name="gr22" draw:text-style-name="P5" draw:layer="layout" svg:width="1.052cm" svg:height="1.038cm" svg:x="12.824cm" svg:y="11.344cm">
            <draw:text-box>
              <text:p><text:span text:style-name="T1">1’</text:span></text:p>
            </draw:text-box>
          </draw:frame>
          <draw:frame draw:style-name="gr22" draw:text-style-name="P5" draw:layer="layout" svg:width="1.052cm" svg:height="1.038cm" svg:x="14.809cm" svg:y="14.727cm">
            <draw:text-box>
              <text:p><text:span text:style-name="T1">2’</text:span></text:p>
            </draw:text-box>
          </draw:frame>
          <draw:frame draw:style-name="gr22" draw:text-style-name="P5" draw:layer="layout" svg:width="1.052cm" svg:height="1.038cm" svg:x="19.027cm" svg:y="10.823cm">
            <draw:text-box>
              <text:p><text:span text:style-name="T1">3’</text:span></text:p>
            </draw:text-box>
          </draw:frame>
          <draw:line draw:style-name="gr14" draw:text-style-name="P1" draw:layer="layout" svg:x1="14.243cm" svg:y1="3.44cm" svg:x2="16.148cm" svg:y2="5.345cm">
            <text:p/>
          </draw:line>
          <draw:line draw:style-name="gr14" draw:text-style-name="P1" draw:layer="layout" svg:x1="3.943cm" svg:y1="10.44cm" svg:x2="5.848cm" svg:y2="12.345cm">
            <text:p/>
          </draw:line>
          <draw:line draw:style-name="gr23" draw:text-style-name="P1" draw:layer="layout" svg:x1="4.872cm" svg:y1="11.353cm" svg:x2="15.108cm" svg:y2="11.353cm">
            <text:p/>
          </draw:line>
          <draw:custom-shape draw:style-name="gr24" draw:text-style-name="P7" draw:layer="layout" svg:width="1.27cm" svg:height="1.27cm" svg:x="8.425cm" svg:y="3.81cm">
            <text:p text:style-name="P6"><text:span text:style-name="T2">θ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" draw:layer="layout" svg:width="4.724cm" svg:height="1.753cm" svg:x="10.173cm" svg:y="4.493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5" draw:text-style-name="P2" draw:layer="layout" svg:width="3.708cm" svg:height="1.702cm" svg:x="5.136cm" svg:y="8.793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style-name="gr25" draw:text-style-name="P2" draw:layer="layout" svg:width="11.633cm" svg:height="2.819cm" svg:x="15.936cm" svg:y="12.394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presentation:notes draw:style-name="dp1">
          <draw:page-thumbnail draw:style-name="gr1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g>
            <draw:g>
              <draw:g>
                <draw:g>
                  <draw:g>
                    <draw:custom-shape draw:style-name="gr1" draw:text-style-name="P1" draw:layer="layout" svg:width="1.905cm" svg:height="1.905cm" svg:x="3.942cm" svg:y="3.539cm">
                      <text:p/>
                      <draw:enhanced-geometry svg:viewBox="0 0 21600 21600" draw:type="rectangle" draw:enhanced-path="M 0 0 L 21600 0 21600 21600 0 21600 0 0 Z N"/>
                    </draw:custom-shape>
                    <draw:line draw:style-name="gr2" draw:text-style-name="P1" draw:layer="layout" svg:x1="3.942cm" svg:y1="3.539cm" svg:x2="5.847cm" svg:y2="5.444cm">
                      <text:p/>
                    </draw:line>
                    <draw:line draw:style-name="gr4" draw:text-style-name="P1" draw:layer="layout" svg:x1="4.885cm" svg:y1="4.445cm" svg:x2="15.172cm" svg:y2="4.445cm">
                      <text:p/>
                    </draw:line>
                    <draw:line draw:style-name="gr5" draw:text-style-name="P1" draw:layer="layout" svg:x1="4.873cm" svg:y1="4.445cm" svg:x2="4.873cm" svg:y2="11.43cm">
                      <text:p/>
                    </draw:line>
                    <draw:line draw:style-name="gr3" draw:text-style-name="P1" draw:layer="layout" svg:x1="1.084cm" svg:y1="4.545cm" svg:x2="4.894cm" svg:y2="4.545cm">
                      <text:p/>
                    </draw:line>
                    <draw:line draw:style-name="gr10" draw:text-style-name="P1" draw:layer="layout" svg:x1="4.873cm" svg:y1="1.031cm" svg:x2="4.873cm" svg:y2="4.506cm">
                      <text:p/>
                    </draw:line>
                    <draw:frame draw:style-name="gr11" draw:text-style-name="P9" draw:layer="layout" svg:width="0.853cm" svg:height="0.962cm" svg:x="4.454cm" svg:y="0.079cm">
                      <draw:text-box>
                        <text:p><text:span text:style-name="T3">0</text:span></text:p>
                      </draw:text-box>
                    </draw:frame>
                    <draw:frame draw:style-name="gr11" draw:text-style-name="P9" draw:layer="layout" svg:width="0.853cm" svg:height="0.962cm" svg:x="0.116cm" svg:y="4.024cm">
                      <draw:text-box>
                        <text:p><text:span text:style-name="T3">1</text:span></text:p>
                      </draw:text-box>
                    </draw:frame>
                    <draw:frame draw:style-name="gr11" draw:text-style-name="P9" draw:layer="layout" svg:width="0.853cm" svg:height="0.962cm" svg:x="4.02cm" svg:y="5.644cm">
                      <draw:text-box>
                        <text:p><text:span text:style-name="T3">2</text:span></text:p>
                      </draw:text-box>
                    </draw:frame>
                    <draw:frame draw:style-name="gr11" draw:text-style-name="P9" draw:layer="layout" svg:width="0.853cm" svg:height="0.962cm" svg:x="6.132cm" svg:y="3.483cm">
                      <draw:text-box>
                        <text:p><text:span text:style-name="T3">3</text:span></text:p>
                      </draw:text-box>
                    </draw:frame>
                    <draw:custom-shape draw:style-name="gr1" draw:text-style-name="P1" draw:layer="layout" svg:width="1.905cm" svg:height="1.905cm" svg:x="14.297cm" svg:y="10.338cm">
                      <text:p/>
                      <draw:enhanced-geometry svg:viewBox="0 0 21600 21600" draw:type="rectangle" draw:enhanced-path="M 0 0 L 21600 0 21600 21600 0 21600 0 0 Z N"/>
                    </draw:custom-shape>
                    <draw:line draw:style-name="gr2" draw:text-style-name="P1" draw:layer="layout" svg:x1="14.297cm" svg:y1="10.338cm" svg:x2="16.202cm" svg:y2="12.243cm">
                      <text:p/>
                    </draw:line>
                    <draw:line draw:style-name="gr26" draw:text-style-name="P1" draw:layer="layout" svg:x1="15.24cm" svg:y1="11.344cm" svg:x2="19.05cm" svg:y2="11.344cm">
                      <text:p/>
                    </draw:line>
                    <draw:line draw:style-name="gr10" draw:text-style-name="P1" draw:layer="layout" svg:x1="15.228cm" svg:y1="11.244cm" svg:x2="15.228cm" svg:y2="14.719cm">
                      <text:p/>
                    </draw:line>
                    <draw:line draw:style-name="gr27" draw:text-style-name="P1" draw:layer="layout" svg:x1="15.245cm" svg:y1="4.445cm" svg:x2="15.245cm" svg:y2="11.246cm">
                      <text:p/>
                    </draw:line>
                    <draw:frame draw:style-name="gr28" draw:text-style-name="P9" draw:layer="layout" svg:width="0.993cm" svg:height="0.864cm" svg:x="15.245cm" svg:y="9.19cm">
                      <draw:text-box>
                        <text:p><text:span text:style-name="T3">0’</text:span></text:p>
                      </draw:text-box>
                    </draw:frame>
                    <draw:frame draw:style-name="gr29" draw:text-style-name="P9" draw:layer="layout" svg:width="0.887cm" svg:height="0.962cm" svg:x="12.824cm" svg:y="11.344cm">
                      <draw:text-box>
                        <text:p><text:span text:style-name="T3">1’</text:span></text:p>
                      </draw:text-box>
                    </draw:frame>
                    <draw:frame draw:style-name="gr29" draw:text-style-name="P9" draw:layer="layout" svg:width="0.887cm" svg:height="0.962cm" svg:x="14.809cm" svg:y="14.727cm">
                      <draw:text-box>
                        <text:p><text:span text:style-name="T3">2’</text:span></text:p>
                      </draw:text-box>
                    </draw:frame>
                    <draw:frame draw:style-name="gr29" draw:text-style-name="P9" draw:layer="layout" svg:width="0.887cm" svg:height="0.962cm" svg:x="19.027cm" svg:y="10.823cm">
                      <draw:text-box>
                        <text:p><text:span text:style-name="T3">3’</text:span></text:p>
                      </draw:text-box>
                    </draw:frame>
                    <draw:line draw:style-name="gr2" draw:text-style-name="P1" draw:layer="layout" svg:x1="14.243cm" svg:y1="3.44cm" svg:x2="16.148cm" svg:y2="5.345cm">
                      <text:p/>
                    </draw:line>
                    <draw:line draw:style-name="gr2" draw:text-style-name="P1" draw:layer="layout" svg:x1="3.943cm" svg:y1="10.44cm" svg:x2="5.848cm" svg:y2="12.345cm">
                      <text:p/>
                    </draw:line>
                    <draw:line draw:style-name="gr30" draw:text-style-name="P1" draw:layer="layout" svg:x1="4.872cm" svg:y1="11.353cm" svg:x2="15.108cm" svg:y2="11.353cm">
                      <text:p/>
                    </draw:line>
                    <draw:custom-shape draw:style-name="gr31" draw:text-style-name="P11" draw:layer="layout" svg:width="1.27cm" svg:height="1.27cm" svg:x="8.425cm" svg:y="3.81cm">
                      <text:p text:style-name="P10"><text:span text:style-name="T4">θ</text:span></text:p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25" draw:text-style-name="P2" draw:layer="layout" svg:width="3.801cm" svg:height="1.415cm" svg:x="10.973cm" svg:y="4.393cm">
                      <draw:object xlink:href="./Object 1" xlink:type="simple" xlink:show="embed" xlink:actuate="onLoad">
                        <loext:p/>
                      </draw:object>
                      <draw:image xlink:href="./ObjectReplacements/Object 1" xlink:type="simple" xlink:show="embed" xlink:actuate="onLoad"/>
                    </draw:frame>
                    <draw:frame draw:style-name="gr25" draw:text-style-name="P2" draw:layer="layout" svg:width="3.06cm" svg:height="1.413cm" svg:x="5.136cm" svg:y="8.793cm">
                      <draw:object xlink:href="./Object 2" xlink:type="simple" xlink:show="embed" xlink:actuate="onLoad">
                        <loext:p/>
                      </draw:object>
                      <draw:image xlink:href="./ObjectReplacements/Object 2" xlink:type="simple" xlink:show="embed" xlink:actuate="onLoad"/>
                    </draw:frame>
                    <draw:frame draw:style-name="gr25" draw:text-style-name="P2" draw:layer="layout" svg:width="10.403cm" svg:height="2.538cm" svg:x="15.736cm" svg:y="12.194cm">
                      <draw:object xlink:href="./Object 3" xlink:type="simple" xlink:show="embed" xlink:actuate="onLoad">
                        <loext:p/>
                      </draw:object>
                      <draw:image xlink:href="./ObjectReplacements/Object 3" xlink:type="simple" xlink:show="embed" xlink:actuate="onLoad"/>
                    </draw:frame>
                  </draw:g>
                </draw:g>
              </draw:g>
            </draw:g>
          </draw:g>
        </draw:g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g>
            <draw:custom-shape draw:style-name="gr1" draw:text-style-name="P1" draw:layer="layout" svg:width="1.905cm" svg:height="1.905cm" svg:x="10.927cm" svg:y="6.6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0.927cm" svg:y1="6.635cm" svg:x2="12.832cm" svg:y2="8.54cm">
              <text:p/>
            </draw:line>
          </draw:g>
          <draw:line draw:style-name="gr32" draw:text-style-name="P1" draw:layer="layout" svg:x1="11.87cm" svg:y1="7.641cm" svg:x2="15.68cm" svg:y2="7.641cm">
            <text:p/>
          </draw:line>
          <draw:line draw:style-name="gr33" draw:text-style-name="P1" draw:layer="layout" svg:x1="11.858cm" svg:y1="7.541cm" svg:x2="11.858cm" svg:y2="11.016cm">
            <text:p/>
          </draw:line>
          <draw:line draw:style-name="gr3" draw:text-style-name="P1" draw:layer="layout" svg:x1="8.069cm" svg:y1="7.641cm" svg:x2="11.879cm" svg:y2="7.641cm">
            <text:p/>
          </draw:line>
          <draw:line draw:style-name="gr10" draw:text-style-name="P1" draw:layer="layout" svg:x1="11.858cm" svg:y1="7.601cm" svg:x2="11.858cm" svg:y2="4.126cm">
            <text:p/>
          </draw:line>
          <draw:frame draw:style-name="gr11" draw:text-style-name="P9" draw:layer="layout" svg:width="0.853cm" svg:height="0.962cm" svg:x="10.839cm" svg:y="4.753cm">
            <draw:text-box>
              <text:p text:style-name="P12"><text:span text:style-name="T3">0</text:span></text:p>
            </draw:text-box>
          </draw:frame>
          <draw:frame draw:style-name="gr11" draw:text-style-name="P9" draw:layer="layout" svg:width="0.853cm" svg:height="0.962cm" svg:x="8.89cm" svg:y="7.641cm">
            <draw:text-box>
              <text:p text:style-name="P12"><text:span text:style-name="T3">1</text:span></text:p>
            </draw:text-box>
          </draw:frame>
          <draw:frame draw:style-name="gr11" draw:text-style-name="P9" draw:layer="layout" svg:width="0.853cm" svg:height="0.962cm" svg:x="12.065cm" svg:y="8.89cm">
            <draw:text-box>
              <text:p text:style-name="P12"><text:span text:style-name="T3">2</text:span></text:p>
            </draw:text-box>
          </draw:frame>
          <draw:frame draw:style-name="gr11" draw:text-style-name="P9" draw:layer="layout" svg:width="0.853cm" svg:height="0.962cm" svg:x="13.752cm" svg:y="7.641cm">
            <draw:text-box>
              <text:p text:style-name="P12"><text:span text:style-name="T3">3</text:span></text:p>
            </draw:text-box>
          </draw:frame>
          <draw:custom-shape draw:style-name="gr34" draw:text-style-name="P13" draw:layer="layout" svg:width="0.127cm" svg:height="1.905cm" svg:x="15.648cm" svg:y="6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127cm" svg:height="1.905cm" draw:transform="rotate (-1.57323978774769) translate (12.802cm 11.0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ircle draw:style-name="gr6" draw:text-style-name="P2" draw:layer="layout" svg:width="1.27cm" svg:height="1.27cm" draw:transform="rotate (-1.89385677133905) translate (12.663cm 3.531cm)" draw:kind="cut" draw:start-angle="93.52" draw:end-angle="303.31">
            <text:p/>
          </draw:circle>
          <draw:frame draw:style-name="gr35" draw:text-style-name="P9" draw:layer="layout" svg:width="2.261cm" svg:height="0.965cm" svg:x="15.744cm" svg:y="7.119cm">
            <draw:text-box>
              <text:p><text:span text:style-name="T3">Mirror</text:span></text:p>
            </draw:text-box>
          </draw:frame>
          <draw:frame draw:style-name="gr35" draw:text-style-name="P9" draw:layer="layout" svg:width="2.261cm" svg:height="0.965cm" svg:x="10.745cm" svg:y="11.119cm">
            <draw:text-box>
              <text:p><text:span text:style-name="T3">Mirror</text:span></text:p>
            </draw:text-box>
          </draw:frame>
        </draw:g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300%"/>
    <draw:stroke-dash draw:name="Dot" draw:style="rect" draw:dots1="1" draw:dots1-length="100%" draw:distance="100%"/>
    <draw:stroke-dash draw:name="Long_20_Dash_20_Dot" draw:display-name="Long Dash Dot" draw:style="rect" draw:dots1="1" draw:dots1-length="600%" draw:dots2="1" draw:dots2-length="1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31T10:29:04.852808306</meta:creation-date>
    <dc:date>2025-05-05T16:24:09.193494339</dc:date>
    <meta:editing-duration>PT3H26M59S</meta:editing-duration>
    <meta:editing-cycles>18</meta:editing-cycles>
    <meta:generator>LibreOffice/7.0.4.2$Linux_X86_64 LibreOffice_project/00$Build-2</meta:generator>
    <meta:document-statistic meta:object-count="128"/>
  </office:meta>
</office:document-meta>
</file>

<file path=Object 1/content.xml><?xml version="1.0" encoding="utf-8"?>
<math xmlns="http://www.w3.org/1998/Math/MathML" display="block">
  <semantics>
    <mstyle mathsize="16pt">
      <mstyle mathvariant="bold">
        <mrow>
          <mfrac>
            <mn>1</mn>
            <msqrt>
              <mn>2</mn>
            </msqrt>
          </mfrac>
          <msup>
            <mi mathvariant="normal">e</mi>
            <mstyle mathsize="12pt">
              <mrow>
                <mi>i</mi>
                <mi>θ</mi>
              </mrow>
            </mstyle>
          </msup>
          <mo stretchy="false">|</mo>
          <mn>0</mn>
          <msub>
            <mo stretchy="false">⟩</mo>
            <mstyle mathsize="12pt">
              <mn>2</mn>
            </mstyle>
          </msub>
          <mo stretchy="false">|</mo>
          <mn>1</mn>
          <msub>
            <mo stretchy="false">⟩</mo>
            <mstyle mathsize="12pt">
              <mn>3</mn>
            </mstyle>
          </msub>
        </mrow>
      </mstyle>
    </mstyle>
    <annotation encoding="StarMath 5.0">size 16 bold {1 over sqrt2 func e^ {size 12 {i%theta}} \lline 0 \rangle rSub { size 12{2} } \lline 1 \rangle rSub { size 12{3} }}</annotation>
  </semantics>
</math>
</file>

<file path=Object 2/content.xml><?xml version="1.0" encoding="utf-8"?>
<math xmlns="http://www.w3.org/1998/Math/MathML" display="block">
  <semantics>
    <mstyle mathsize="16pt">
      <mstyle mathvariant="bold">
        <mrow>
          <mfrac>
            <mi>i</mi>
            <msqrt>
              <mn>2</mn>
            </msqrt>
          </mfrac>
          <mo stretchy="false">|</mo>
          <mn>1</mn>
          <msub>
            <mo stretchy="false">⟩</mo>
            <mstyle mathsize="12pt">
              <mn>2</mn>
            </mstyle>
          </msub>
          <mo stretchy="false">|</mo>
          <mn>0</mn>
          <msub>
            <mo stretchy="false">⟩</mo>
            <mstyle mathsize="12pt">
              <mn>3</mn>
            </mstyle>
          </msub>
        </mrow>
      </mstyle>
    </mstyle>
    <annotation encoding="StarMath 5.0">size 16 bold {i over sqrt2 \lline 1 \rangle rSub { size 12{2} } \lline 0 \rangle rSub { size 12{3} }}</annotation>
  </semantics>
</math>
</file>

<file path=Object 3/content.xml><?xml version="1.0" encoding="utf-8"?>
<math xmlns="http://www.w3.org/1998/Math/MathML" display="block">
  <semantics>
    <mtable>
      <mtr>
        <mtd>
          <mstyle mathvariant="bold">
            <mstyle mathsize="16pt">
              <mrow>
                <mfrac>
                  <mn>1</mn>
                  <mn>2</mn>
                </mfrac>
                <mrow>
                  <mo fence="true" stretchy="false">[</mo>
                  <mrow>
                    <mrow>
                      <mrow>
                        <mo fence="true" stretchy="false">(</mo>
                        <mrow>
                          <mrow>
                            <msup>
                              <mi mathvariant="normal">e</mi>
                              <mstyle mathsize="12pt">
                                <mrow>
                                  <mi>i</mi>
                                  <mi>θ</mi>
                                </mrow>
                              </mstyle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|</mo>
                      <mn>1</mn>
                      <msub>
                        <mo stretchy="false">⟩</mo>
                        <mstyle mathsize="12pt">
                          <mrow>
                            <mn>2</mn>
                            <mi>'</mi>
                          </mrow>
                        </mstyle>
                      </msub>
                      <mo stretchy="false">|</mo>
                      <mn>0</mn>
                      <mrow>
                        <msub>
                          <mo stretchy="false">⟩</mo>
                          <mstyle mathsize="12pt">
                            <mrow>
                              <mn>3</mn>
                              <mi>'</mi>
                            </mrow>
                          </mstyle>
                        </msub>
                        <mo stretchy="false">+</mo>
                        <mi>i</mi>
                      </mrow>
                      <mrow>
                        <mo fence="true" stretchy="false">(</mo>
                        <mrow>
                          <mrow>
                            <msup>
                              <mi mathvariant="normal">e</mi>
                              <mstyle mathsize="12pt">
                                <mrow>
                                  <mi>i</mi>
                                  <mi>θ</mi>
                                </mrow>
                              </mstyle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|</mo>
                      <mn>0</mn>
                      <msub>
                        <mo stretchy="false">⟩</mo>
                        <mstyle mathsize="12pt">
                          <mrow>
                            <mn>2</mn>
                            <mi>'</mi>
                          </mrow>
                        </mstyle>
                      </msub>
                      <mo stretchy="false">|</mo>
                      <mn>1</mn>
                      <msub>
                        <mo stretchy="false">⟩</mo>
                        <mstyle mathsize="12pt">
                          <mrow>
                            <mn>3</mn>
                            <mi>'</mi>
                          </mrow>
                        </mstyle>
                      </msub>
                    </mrow>
                  </mrow>
                  <mo fence="true" stretchy="false">]</mo>
                </mrow>
              </mrow>
            </mstyle>
          </mstyle>
        </mtd>
      </mtr>
      <mtr>
        <mtd>
          <mstyle mathvariant="bold">
            <mrow>
              <mtext>=</mtext>
              <mstyle mathsize="16pt">
                <mrow>
                  <mi>sin</mi>
                  <mfrac>
                    <mi>θ</mi>
                    <mn>2</mn>
                  </mfrac>
                  <mo stretchy="false">|</mo>
                  <mn>1</mn>
                  <msub>
                    <mo stretchy="false">⟩</mo>
                    <mstyle mathsize="12pt">
                      <mrow>
                        <mn>2</mn>
                        <mi>'</mi>
                      </mrow>
                    </mstyle>
                  </msub>
                  <mo stretchy="false">|</mo>
                  <mn>0</mn>
                  <mrow>
                    <msub>
                      <mo stretchy="false">⟩</mo>
                      <mstyle mathsize="12pt">
                        <mrow>
                          <mn>3</mn>
                          <mi>'</mi>
                        </mrow>
                      </mstyle>
                    </msub>
                    <mo stretchy="false">+</mo>
                    <mi>cos</mi>
                  </mrow>
                  <mfrac>
                    <mi>θ</mi>
                    <mn>2</mn>
                  </mfrac>
                  <mo stretchy="false">|</mo>
                  <mn>0</mn>
                  <msub>
                    <mo stretchy="false">⟩</mo>
                    <mstyle mathsize="12pt">
                      <mrow>
                        <mn>2</mn>
                        <mi>'</mi>
                      </mrow>
                    </mstyle>
                  </msub>
                  <mo stretchy="false">|</mo>
                  <mn>1</mn>
                  <msub>
                    <mo stretchy="false">⟩</mo>
                    <mstyle mathsize="12pt">
                      <mrow>
                        <mn>3</mn>
                        <mi>'</mi>
                      </mrow>
                    </mstyle>
                  </msub>
                </mrow>
              </mstyle>
            </mrow>
          </mstyle>
        </mtd>
      </mtr>
    </mtable>
    <annotation encoding="StarMath 5.0">bold {size 16 
{1 over 2 [(func e^ {size 12 {i%theta}}-1) \lline 1 \rangle rSub { size 12{2'} } 
\lline 0 \rangle rSub { size 12{3'} } + 

i(func e^ {size 12 {i%theta}}+1) \lline 0 \rangle rSub { size 12{2'} } \lline 1 \rangle rSub { size 12{3'} }]}}
newline
bold {"=" size 16
{sin%theta over 2  \lline 1 \rangle rSub { size 12{2'} } 
\lline 0 \rangle rSub { size 12{3'} } + 
cos%theta over 2\lline 0 \rangle rSub { size 12{2'} } \lline 1 \rangle rSub { size 12{3'} }}}
</annotation>
  </semantics>
</math>
</file>

<file path=Object 7/content.xml><?xml version="1.0" encoding="utf-8"?>
<math xmlns="http://www.w3.org/1998/Math/MathML" display="block">
  <semantics>
    <mstyle mathsize="16pt">
      <mstyle mathvariant="bold">
        <mrow>
          <mfrac>
            <mn>1</mn>
            <msqrt>
              <mn>2</mn>
            </msqrt>
          </mfrac>
          <msup>
            <mi mathvariant="normal">e</mi>
            <mstyle mathsize="12pt">
              <mrow>
                <mi>i</mi>
                <mi>θ</mi>
              </mrow>
            </mstyle>
          </msup>
          <mo stretchy="false">|</mo>
          <mn>0</mn>
          <msub>
            <mo stretchy="false">⟩</mo>
            <mstyle mathsize="12pt">
              <mn>2</mn>
            </mstyle>
          </msub>
          <mo stretchy="false">|</mo>
          <mn>1</mn>
          <msub>
            <mo stretchy="false">⟩</mo>
            <mstyle mathsize="12pt">
              <mn>3</mn>
            </mstyle>
          </msub>
        </mrow>
      </mstyle>
    </mstyle>
    <annotation encoding="StarMath 5.0">size 16 bold {1 over sqrt2 func e^ {size 12 {i%theta}} \lline 0 \rangle rSub { size 12{2} } \lline 1 \rangle rSub { size 12{3} }}</annotation>
  </semantics>
</math>
</file>

<file path=Object 8/content.xml><?xml version="1.0" encoding="utf-8"?>
<math xmlns="http://www.w3.org/1998/Math/MathML" display="block">
  <semantics>
    <mstyle mathsize="16pt">
      <mstyle mathvariant="bold">
        <mrow>
          <mfrac>
            <mi>i</mi>
            <msqrt>
              <mn>2</mn>
            </msqrt>
          </mfrac>
          <mo stretchy="false">|</mo>
          <mn>1</mn>
          <msub>
            <mo stretchy="false">⟩</mo>
            <mstyle mathsize="12pt">
              <mn>2</mn>
            </mstyle>
          </msub>
          <mo stretchy="false">|</mo>
          <mn>0</mn>
          <msub>
            <mo stretchy="false">⟩</mo>
            <mstyle mathsize="12pt">
              <mn>3</mn>
            </mstyle>
          </msub>
        </mrow>
      </mstyle>
    </mstyle>
    <annotation encoding="StarMath 5.0">size 16 bold {i over sqrt2 \lline 1 \rangle rSub { size 12{2} } \lline 0 \rangle rSub { size 12{3} }}</annotation>
  </semantics>
</math>
</file>

<file path=Object 9/content.xml><?xml version="1.0" encoding="utf-8"?>
<math xmlns="http://www.w3.org/1998/Math/MathML" display="block">
  <semantics>
    <mtable>
      <mtr>
        <mtd>
          <mstyle mathvariant="bold">
            <mstyle mathsize="16pt">
              <mrow>
                <mfrac>
                  <mn>1</mn>
                  <mn>2</mn>
                </mfrac>
                <mrow>
                  <mo fence="true" stretchy="false">[</mo>
                  <mrow>
                    <mrow>
                      <mrow>
                        <mo fence="true" stretchy="false">(</mo>
                        <mrow>
                          <mrow>
                            <msup>
                              <mi mathvariant="normal">e</mi>
                              <mstyle mathsize="12pt">
                                <mrow>
                                  <mi>i</mi>
                                  <mi>θ</mi>
                                </mrow>
                              </mstyle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|</mo>
                      <mn>1</mn>
                      <msub>
                        <mo stretchy="false">⟩</mo>
                        <mstyle mathsize="12pt">
                          <mrow>
                            <mn>2</mn>
                            <mi>'</mi>
                          </mrow>
                        </mstyle>
                      </msub>
                      <mo stretchy="false">|</mo>
                      <mn>0</mn>
                      <mrow>
                        <msub>
                          <mo stretchy="false">⟩</mo>
                          <mstyle mathsize="12pt">
                            <mrow>
                              <mn>3</mn>
                              <mi>'</mi>
                            </mrow>
                          </mstyle>
                        </msub>
                        <mo stretchy="false">+</mo>
                        <mi>i</mi>
                      </mrow>
                      <mrow>
                        <mo fence="true" stretchy="false">(</mo>
                        <mrow>
                          <mrow>
                            <msup>
                              <mi mathvariant="normal">e</mi>
                              <mstyle mathsize="12pt">
                                <mrow>
                                  <mi>i</mi>
                                  <mi>θ</mi>
                                </mrow>
                              </mstyle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|</mo>
                      <mn>0</mn>
                      <msub>
                        <mo stretchy="false">⟩</mo>
                        <mstyle mathsize="12pt">
                          <mrow>
                            <mn>2</mn>
                            <mi>'</mi>
                          </mrow>
                        </mstyle>
                      </msub>
                      <mo stretchy="false">|</mo>
                      <mn>1</mn>
                      <msub>
                        <mo stretchy="false">⟩</mo>
                        <mstyle mathsize="12pt">
                          <mrow>
                            <mn>3</mn>
                            <mi>'</mi>
                          </mrow>
                        </mstyle>
                      </msub>
                    </mrow>
                  </mrow>
                  <mo fence="true" stretchy="false">]</mo>
                </mrow>
              </mrow>
            </mstyle>
          </mstyle>
        </mtd>
      </mtr>
      <mtr>
        <mtd>
          <mstyle mathvariant="bold">
            <mrow>
              <mtext>=</mtext>
              <mstyle mathsize="16pt">
                <mrow>
                  <mi>sin</mi>
                  <mfrac>
                    <mi>θ</mi>
                    <mn>2</mn>
                  </mfrac>
                  <mo stretchy="false">|</mo>
                  <mn>1</mn>
                  <msub>
                    <mo stretchy="false">⟩</mo>
                    <mstyle mathsize="12pt">
                      <mrow>
                        <mn>2</mn>
                        <mi>'</mi>
                      </mrow>
                    </mstyle>
                  </msub>
                  <mo stretchy="false">|</mo>
                  <mn>0</mn>
                  <mrow>
                    <msub>
                      <mo stretchy="false">⟩</mo>
                      <mstyle mathsize="12pt">
                        <mrow>
                          <mn>3</mn>
                          <mi>'</mi>
                        </mrow>
                      </mstyle>
                    </msub>
                    <mo stretchy="false">+</mo>
                    <mi>cos</mi>
                  </mrow>
                  <mfrac>
                    <mi>θ</mi>
                    <mn>2</mn>
                  </mfrac>
                  <mo stretchy="false">|</mo>
                  <mn>0</mn>
                  <msub>
                    <mo stretchy="false">⟩</mo>
                    <mstyle mathsize="12pt">
                      <mrow>
                        <mn>2</mn>
                        <mi>'</mi>
                      </mrow>
                    </mstyle>
                  </msub>
                  <mo stretchy="false">|</mo>
                  <mn>1</mn>
                  <msub>
                    <mo stretchy="false">⟩</mo>
                    <mstyle mathsize="12pt">
                      <mrow>
                        <mn>3</mn>
                        <mi>'</mi>
                      </mrow>
                    </mstyle>
                  </msub>
                </mrow>
              </mstyle>
            </mrow>
          </mstyle>
        </mtd>
      </mtr>
    </mtable>
    <annotation encoding="StarMath 5.0">bold {size 16 
{1 over 2 [(func e^ {size 12 {i%theta}}-1) \lline 1 \rangle rSub { size 12{2'} } 
\lline 0 \rangle rSub { size 12{3'} } + 

i(func e^ {size 12 {i%theta}}+1) \lline 0 \rangle rSub { size 12{2'} } \lline 1 \rangle rSub { size 12{3'} }]}}
newline
bold {"=" size 16
{sin%theta over 2  \lline 1 \rangle rSub { size 12{2'} } 
\lline 0 \rangle rSub { size 12{3'} } + 
cos%theta over 2\lline 0 \rangle rSub { size 12{2'} } \lline 1 \rangle rSub { size 12{3'} }}}
</annotation>
  </semantics>
</math>
</file>